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c933" officeooo:paragraph-rsid="00007b69"/>
    </style:style>
    <style:style style:name="P2" style:family="paragraph" style:parent-style-name="Standard">
      <style:paragraph-properties fo:text-align="justify" style:justify-single-word="false"/>
      <style:text-properties officeooo:rsid="00126690" officeooo:paragraph-rsid="00007b69"/>
    </style:style>
    <style:style style:name="P3" style:family="paragraph" style:parent-style-name="Standard">
      <style:paragraph-properties fo:text-align="center" style:justify-single-word="false"/>
      <style:text-properties fo:font-size="14pt" fo:font-style="italic" fo:font-weight="bold" officeooo:rsid="001688cc" officeooo:paragraph-rsid="00007b69"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8pt" fo:font-weight="bold" officeooo:rsid="0014c169" officeooo:paragraph-rsid="00007b69" style:font-size-asian="18pt" style:font-weight-asian="bold" style:font-size-complex="18pt" style:font-weight-complex="bold"/>
    </style:style>
    <style:style style:name="P5" style:family="paragraph" style:parent-style-name="Text_20_body" style:list-style-name="L1">
      <style:paragraph-properties fo:text-align="justify" style:justify-single-word="false"/>
      <style:text-properties officeooo:rsid="00126690" officeooo:paragraph-rsid="00007b69"/>
    </style:style>
    <style:style style:name="P6" style:family="paragraph" style:parent-style-name="Text_20_body" style:list-style-name="L1">
      <style:paragraph-properties fo:text-align="justify" style:justify-single-word="false"/>
      <style:text-properties officeooo:rsid="0010c933" officeooo:paragraph-rsid="00007b69"/>
    </style:style>
    <style:style style:name="P7" style:family="paragraph" style:parent-style-name="Text_20_body">
      <style:paragraph-properties fo:text-align="justify" style:justify-single-word="false"/>
      <style:text-properties officeooo:rsid="00142320" officeooo:paragraph-rsid="00007b69"/>
    </style:style>
    <style:style style:name="T1" style:family="text">
      <style:text-properties officeooo:rsid="00485585"/>
    </style:style>
    <style:style style:name="T2" style:family="text">
      <style:text-properties officeooo:rsid="0014c169"/>
    </style:style>
    <style:style style:name="T3" style:family="text">
      <style:text-properties officeooo:rsid="0044cbaa"/>
    </style:style>
    <style:style style:name="T4" style:family="text">
      <style:text-properties officeooo:rsid="0045e312"/>
    </style:style>
    <style:style style:name="T5" style:family="text">
      <style:text-properties officeooo:rsid="001dcc39"/>
    </style:style>
    <style:style style:name="T6" style:family="text">
      <style:text-properties officeooo:rsid="00465d8f"/>
    </style:style>
    <style:style style:name="T7" style:family="text">
      <style:text-properties officeooo:rsid="0047bd0b"/>
    </style:style>
    <style:style style:name="T8" style:family="text">
      <style:text-properties officeooo:rsid="00126690"/>
    </style:style>
    <style:style style:name="T9" style:family="text">
      <style:text-properties officeooo:rsid="001423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Common Software Definition</text:p>
      <text:p text:style-name="P1"/>
      <text:p text:style-name="P1"><text:tab/>Facing the modern expropriation of the Free Software movement by rent-seekers and other elements of ruthless exp<text:span text:style-name="T2">loitation</text:span>, the Common Software Definition has emerged <text:span text:style-name="T3">as a provision to be adopted by the people’s technical intelligentsia as a legalist obstacle against the expropriation of use-value from projects.</text:span></text:p>
      <text:p text:style-name="P1"/>
      <text:p text:style-name="P1"><text:tab/>The Common Software Definition believes that <text:span text:style-name="T3">provisions that prevent the expropriation of the use-value of projects via “incorporation” are a necessary legal tool to protect not only the makers of such software from exploitation – but also to prevent software from being used to exploit the lower classes by advocating for a restructuring of the open development model.</text:span></text:p>
      <text:p text:style-name="P1"/>
      <text:p text:style-name="P1"><text:tab/>Instead of simply pushing for “more” or “less” freedom, the CSD seeks to exalt the freedoms which benefit the community <text:span text:style-name="T2">of value-creators that emerge from software projects</text:span> (programmers, writers, artists and other specialties) <text:span text:style-name="T4">insofar as those freedoms do not harm the workers which the implementation of such software may affect. Of course, the bourgeois agent which seeks to accumulate commodity capital will ferociously incorporate anything they deem fit into their monopolies composed by commodity capital, but the CSD seeks to act as a “wedge” against those interests, rather than some soft of impenetrable shield.</text:span></text:p>
      <text:p text:style-name="P1"/>
      <text:p text:style-name="P2"><text:tab/><text:span text:style-name="T4">We reject the Free-Proprietary software paradigm, because we believe that the definition of “freedom” among the technical intelligentsia has always excluded the freedom of the vulnerable. We do not predicate our definition of freedom purely on freedom of redistribution – Instead, we seek the </text:span>re-introduction of the community as an institution in itself, resisting the liberalization efforts put forth by the F<text:span text:style-name="T5">ree Software Foundation</text:span> and O<text:span text:style-name="T5">pen </text:span>S<text:span text:style-name="T5">ource Initiative</text:span>.</text:p>
      <text:p text:style-name="P2"/>
      <text:p text:style-name="P2"><text:tab/><text:span text:style-name="T4">We also reject the view of any software definition or license as a philosophical paradigm. Seeing any piece of software “philosophy” as a holy book is a distraction against real, material forms of exploitation that happen when it is expropriated and implemented as a way to cause direct harm – for example, to automate away jobs or to create weaponry.</text:span></text:p>
      <text:p text:style-name="P2"/>
      <text:p text:style-name="P2"><text:span text:style-name="T4"><text:tab/>We are guided by materialism rather than strict </text:span><text:span text:style-name="T6">idealistic </text:span><text:span text:style-name="T4">philosophical guidelines: that is why there is no such thing as a “pure” Common Software license. While we have our provisions, </text:span><text:span text:style-name="T6">i</text:span><text:span text:style-name="T4">t is impossible to cover all </text:span><text:span text:style-name="T6">potential </text:span><text:span text:style-name="T7">cases where harm may be caused. A basic analysis of your software’s use-cases may help guide you towards an adaptation of our license, but the standard license provided in this definition covers most potential use-cases.</text:span></text:p>
      <text:p text:style-name="P2"/>
      <text:p text:style-name="P2"/>
      <text:p text:style-name="P3">The Five Provisions</text:p>
      <text:p text:style-name="P1"/>
      <text:p text:style-name="P7">1. The right of any worker to run the program as they wish, as long as they do not trample the rights of other workers.</text:p>
      <text:p text:style-name="P7"/>
      <text:p text:style-name="P7">2. The right of the commons to limit the use of the software they have produced for any purpose or category of purposes, as long as the limitations do not infringe on the security and well-being of the workers, and are directed towards limiting the expropriation of use-value by the bourgeoisie and their agents. If the commons only exist as a historical institution, then the burden of deliberating limitations falls upon the decision of the workers.<text:line-break/></text:p>
      <text:p text:style-name="P7"><text:soft-page-break/>3. The freedom for anyone to study how the program works and change its functionality so it does their computing as they wish, as long as their modifications don't trample upon the limitations delineated by the commons. Access to the source-code is a precondition for this. <text:line-break/></text:p>
      <text:p text:style-name="P7">4. The right of the commons to be provided with changes to the software that are essential to their security and to the security of the people who rely on the software that it produces. Providing significant changes of the source-code to the commons is a precondition for this.<text:line-break/></text:p>
      <text:p text:style-name="P7">5. The right of any worker and the commons to resist expropriation of their work by companies that do not act as fronts for proletarian organizations. Co-operatives are excluded from the definition of a “proletarian organization”, as the collective capital of the co-operative is beholden to the forces of credit and reinforces the capitalist fir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2T23:39:31.200351254</meta:creation-date>
    <dc:date>2022-07-11T11:47:54.686955664</dc:date>
    <meta:editing-duration>PT11M22S</meta:editing-duration>
    <meta:editing-cycles>2</meta:editing-cycles>
    <meta:generator>LibreOffice/7.0.4.2$Linux_X86_64 LibreOffice_project/00$Build-2</meta:generator>
    <meta:document-statistic meta:table-count="0" meta:image-count="0" meta:object-count="0" meta:page-count="2" meta:paragraph-count="13" meta:word-count="652" meta:character-count="4086" meta:non-whitespace-character-count="3434"/>
  </office:meta>
</office:document-meta>
</file>